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17c2" officeooo:paragraph-rsid="000e17c2"/>
    </style:style>
    <style:style style:name="P2" style:family="paragraph" style:parent-style-name="Standard">
      <style:text-properties officeooo:rsid="000ecc8a" officeooo:paragraph-rsid="000ecc8a"/>
    </style:style>
    <style:style style:name="P3" style:family="paragraph" style:parent-style-name="Standard">
      <style:text-properties officeooo:rsid="000ecc8a" officeooo:paragraph-rsid="0010ae60"/>
    </style:style>
    <style:style style:name="P4" style:family="paragraph" style:parent-style-name="Standard">
      <style:text-properties fo:font-size="10pt" officeooo:paragraph-rsid="000e17c2" style:font-size-asian="10pt" style:font-size-complex="10pt"/>
    </style:style>
    <style:style style:name="P5" style:family="paragraph" style:parent-style-name="Standard" style:list-style-name="L1">
      <style:text-properties fo:font-size="10pt" officeooo:rsid="000e17c2" officeooo:paragraph-rsid="000e17c2" style:font-size-asian="10pt" style:font-size-complex="10pt"/>
    </style:style>
    <style:style style:name="P6" style:family="paragraph" style:parent-style-name="Standard" style:list-style-name="L1">
      <style:text-properties fo:font-size="10pt" officeooo:rsid="000e17c2" officeooo:paragraph-rsid="0010ae60" style:font-size-asian="10pt" style:font-size-complex="10pt"/>
    </style:style>
    <style:style style:name="P7" style:family="paragraph" style:parent-style-name="Standard" style:list-style-name="L1">
      <style:text-properties fo:font-size="10pt" officeooo:rsid="0010ae60" officeooo:paragraph-rsid="0010ae60" style:font-size-asian="10pt" style:font-size-complex="10pt"/>
    </style:style>
    <style:style style:name="T1" style:family="text">
      <style:text-properties officeooo:rsid="000ecc8a"/>
    </style:style>
    <style:style style:name="T2" style:family="text">
      <style:text-properties fo:color="#c9211e" officeooo:rsid="000ecc8a"/>
    </style:style>
    <style:style style:name="T3" style:family="text">
      <style:text-properties officeooo:rsid="0010ae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e en production B2B :</text:p>
      <text:p text:style-name="P1"/>
      <text:p text:style-name="P1">Modifications en BD  <text:span text:style-name="T1">(</text:span><text:span text:style-name="T2">BACKUP BD IMPÉRATIF!!</text:span><text:span text:style-name="T1">)</text:span></text:p>
      <text:p text:style-name="P1"/>
      <text:p text:style-name="P2">Update champs accès particuliers et professionels</text:p>
      <text:list xml:id="list772015371" text:style-name="L1">
        <text:list-item>
          <text:p text:style-name="P5">db.services.update({}, { $set : {particular_access : true, professional_access : false}}, { multi : true})</text:p>
        </text:list-item>
        <text:list-item>
          <text:p text:style-name="P5">db.serviceusers.update({}, { $set : {particular_access : true, professional_access : false}}, { multi : true})</text:p>
        </text:list-item>
      </text:list>
      <text:p text:style-name="P4"/>
      <text:p text:style-name="P3">Update <text:span text:style-name="T3">catégories</text:span></text:p>
      <text:list xml:id="list145032419509359" text:continue-numbering="true" text:style-name="L1">
        <text:list-item>
          <text:p text:style-name="P6">db.<text:span text:style-name="T3">categories</text:span>.<text:span text:style-name="T3">find().forEach( function(c) =&gt; { c.particular_label=c.label; c.particular_picture=c.picture, db.categories.save(c)})</text:span></text:p>
        </text:list-item>
        <text:list-item>
          <text:p text:style-name="P6">db.<text:span text:style-name="T3">categories</text:span>.<text:span text:style-name="T3">find().forEach( function(c) { c.professional_label=c.label; c.professional_picture=c.picture, db.categories.save(c)})</text:span></text:p>
        </text:list-item>
        <text:list-item>
          <text:p text:style-name="P7">db.categories.update({}, { $unset: {label:true, picture:true}}, { multi:1}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5:20:02.544589294</meta:creation-date>
    <dc:date>2021-03-19T14:50:31.937801772</dc:date>
    <meta:editing-duration>PT2H3M12S</meta:editing-duration>
    <meta:editing-cycles>10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9" meta:word-count="72" meta:character-count="691" meta:non-whitespace-character-count="632"/>
  </office:meta>
</office:document-meta>
</file>